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0632" officeooo:paragraph-rsid="000506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V <text:s/>Septembre 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09:50:14.962158062</meta:creation-date>
    <dc:date>2018-11-07T09:53:18.518200839</dc:date>
    <meta:editing-duration>PT3M9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1" meta:word-count="3" meta:character-count="21" meta:non-whitespace-character-count="18"/>
  </office:meta>
</office:document-meta>
</file>